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mbdaCompEcoli20" table:style-name="ta1">
        <table:shapes>
          <draw:frame draw:z-index="0" draw:style-name="gr1" draw:text-style-name="P1" svg:width="369.38pt" svg:height="171.67pt" svg:x="340.55pt" svg:y="9.04pt">
            <draw:object draw:notify-on-update-of-ranges="lambdaCompEcoli20.A1:lambdaCompEcoli20.A36 lambdaCompEcoli20.B1:lambdaCompEcoli20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9.81pt" svg:height="219.86pt" svg:x="343.64pt" svg:y="198.03pt">
            <draw:object draw:notify-on-update-of-ranges="lambdaCompEcoli20.A1:lambdaCompEcoli20.A36 lambdaCompEcoli20.C1:lambdaCompEcoli20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81.09pt" svg:height="209.31pt" svg:x="344.44pt" svg:y="441.21pt">
            <draw:object draw:notify-on-update-of-ranges="lambdaCompEcoli20.A1:lambdaCompEcoli20.A36 lambdaCompEcoli20.D1:lambdaCompEcoli20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3958" calcext:value-type="float">
            <text:p>23958</text:p>
          </table:table-cell>
          <table:table-cell office:value-type="float" office:value="18.5923277372644" calcext:value-type="float">
            <text:p>18.5923277372644</text:p>
          </table:table-cell>
          <table:table-cell office:value-type="float" office:value="563" calcext:value-type="float">
            <text:p>563</text:p>
          </table:table-cell>
          <table:table-cell office:value-type="float" office:value="22.3130532161312" calcext:value-type="float">
            <text:p>22.313053216131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3289" calcext:value-type="float">
            <text:p>13289</text:p>
          </table:table-cell>
          <table:table-cell office:value-type="float" office:value="18.8331505927639" calcext:value-type="float">
            <text:p>18.8331505927639</text:p>
          </table:table-cell>
          <table:table-cell office:value-type="float" office:value="503" calcext:value-type="float">
            <text:p>503</text:p>
          </table:table-cell>
          <table:table-cell office:value-type="float" office:value="22.8221912660214" calcext:value-type="float">
            <text:p>22.82219126602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2126" calcext:value-type="float">
            <text:p>22126</text:p>
          </table:table-cell>
          <table:table-cell office:value-type="float" office:value="21.1505752519072" calcext:value-type="float">
            <text:p>21.1505752519072</text:p>
          </table:table-cell>
          <table:table-cell office:value-type="float" office:value="213" calcext:value-type="float">
            <text:p>213</text:p>
          </table:table-cell>
          <table:table-cell office:value-type="float" office:value="23.1213040934668" calcext:value-type="float">
            <text:p>23.121304093466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796" calcext:value-type="float">
            <text:p>12796</text:p>
          </table:table-cell>
          <table:table-cell office:value-type="float" office:value="20.1772909586974" calcext:value-type="float">
            <text:p>20.1772909586974</text:p>
          </table:table-cell>
          <table:table-cell office:value-type="float" office:value="353" calcext:value-type="float">
            <text:p>353</text:p>
          </table:table-cell>
          <table:table-cell office:value-type="float" office:value="23.9099121850987" calcext:value-type="float">
            <text:p>23.909912185098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381" calcext:value-type="float">
            <text:p>11381</text:p>
          </table:table-cell>
          <table:table-cell office:value-type="float" office:value="21.6969782229802" calcext:value-type="float">
            <text:p>21.6969782229802</text:p>
          </table:table-cell>
          <table:table-cell office:value-type="float" office:value="177" calcext:value-type="float">
            <text:p>177</text:p>
          </table:table-cell>
          <table:table-cell office:value-type="float" office:value="23.8025255365982" calcext:value-type="float">
            <text:p>23.8025255365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79" calcext:value-type="float">
            <text:p>17179</text:p>
          </table:table-cell>
          <table:table-cell office:value-type="float" office:value="21.9479517097999" calcext:value-type="float">
            <text:p>21.9479517097999</text:p>
          </table:table-cell>
          <table:table-cell office:value-type="float" office:value="169" calcext:value-type="float">
            <text:p>169</text:p>
          </table:table-cell>
          <table:table-cell office:value-type="float" office:value="24.1817087468461" calcext:value-type="float">
            <text:p>24.18170874684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9491" calcext:value-type="float">
            <text:p>19491</text:p>
          </table:table-cell>
          <table:table-cell office:value-type="float" office:value="21.9265970315602" calcext:value-type="float">
            <text:p>21.9265970315602</text:p>
          </table:table-cell>
          <table:table-cell office:value-type="float" office:value="166" calcext:value-type="float">
            <text:p>166</text:p>
          </table:table-cell>
          <table:table-cell office:value-type="float" office:value="24.3401120313509" calcext:value-type="float">
            <text:p>24.340112031350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458" calcext:value-type="float">
            <text:p>11458</text:p>
          </table:table-cell>
          <table:table-cell office:value-type="float" office:value="21.9123391663698" calcext:value-type="float">
            <text:p>21.9123391663698</text:p>
          </table:table-cell>
          <table:table-cell office:value-type="float" office:value="166" calcext:value-type="float">
            <text:p>166</text:p>
          </table:table-cell>
          <table:table-cell office:value-type="float" office:value="24.5452646206869" calcext:value-type="float">
            <text:p>24.5452646206869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288" calcext:value-type="float">
            <text:p>13288</text:p>
          </table:table-cell>
          <table:table-cell office:value-type="float" office:value="22.6591829084589" calcext:value-type="float">
            <text:p>22.6591829084589</text:p>
          </table:table-cell>
          <table:table-cell office:value-type="float" office:value="124" calcext:value-type="float">
            <text:p>124</text:p>
          </table:table-cell>
          <table:table-cell office:value-type="float" office:value="24.7898434668721" calcext:value-type="float">
            <text:p>24.789843466872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999" calcext:value-type="float">
            <text:p>13999</text:p>
          </table:table-cell>
          <table:table-cell office:value-type="float" office:value="22.1496800921999" calcext:value-type="float">
            <text:p>22.1496800921999</text:p>
          </table:table-cell>
          <table:table-cell office:value-type="float" office:value="129" calcext:value-type="float">
            <text:p>129</text:p>
          </table:table-cell>
          <table:table-cell office:value-type="float" office:value="24.5367600974693" calcext:value-type="float">
            <text:p>24.536760097469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215" calcext:value-type="float">
            <text:p>12215</text:p>
          </table:table-cell>
          <table:table-cell office:value-type="float" office:value="22.6873314489953" calcext:value-type="float">
            <text:p>22.6873314489953</text:p>
          </table:table-cell>
          <table:table-cell office:value-type="float" office:value="95" calcext:value-type="float">
            <text:p>95</text:p>
          </table:table-cell>
          <table:table-cell office:value-type="float" office:value="24.5708248086348" calcext:value-type="float">
            <text:p>24.570824808634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390" calcext:value-type="float">
            <text:p>9390</text:p>
          </table:table-cell>
          <table:table-cell office:value-type="float" office:value="22.7595407581055" calcext:value-type="float">
            <text:p>22.7595407581055</text:p>
          </table:table-cell>
          <table:table-cell office:value-type="float" office:value="114" calcext:value-type="float">
            <text:p>114</text:p>
          </table:table-cell>
          <table:table-cell office:value-type="float" office:value="25.170412258444" calcext:value-type="float">
            <text:p>25.17041225844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500" calcext:value-type="float">
            <text:p>11500</text:p>
          </table:table-cell>
          <table:table-cell office:value-type="float" office:value="22.6542462718782" calcext:value-type="float">
            <text:p>22.6542462718782</text:p>
          </table:table-cell>
          <table:table-cell office:value-type="float" office:value="74" calcext:value-type="float">
            <text:p>74</text:p>
          </table:table-cell>
          <table:table-cell office:value-type="float" office:value="24.3170074272652" calcext:value-type="float">
            <text:p>24.31700742726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734" calcext:value-type="float">
            <text:p>14734</text:p>
          </table:table-cell>
          <table:table-cell office:value-type="float" office:value="22.77795472271" calcext:value-type="float">
            <text:p>22.77795472271</text:p>
          </table:table-cell>
          <table:table-cell office:value-type="float" office:value="102" calcext:value-type="float">
            <text:p>102</text:p>
          </table:table-cell>
          <table:table-cell office:value-type="float" office:value="25.2046872197613" calcext:value-type="float">
            <text:p>25.204687219761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685" calcext:value-type="float">
            <text:p>11685</text:p>
          </table:table-cell>
          <table:table-cell office:value-type="float" office:value="22.6869591547322" calcext:value-type="float">
            <text:p>22.6869591547322</text:p>
          </table:table-cell>
          <table:table-cell office:value-type="float" office:value="88" calcext:value-type="float">
            <text:p>88</text:p>
          </table:table-cell>
          <table:table-cell office:value-type="float" office:value="24.8969246967092" calcext:value-type="float">
            <text:p>24.8969246967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38" calcext:value-type="float">
            <text:p>11738</text:p>
          </table:table-cell>
          <table:table-cell office:value-type="float" office:value="22.9230654431217" calcext:value-type="float">
            <text:p>22.9230654431217</text:p>
          </table:table-cell>
          <table:table-cell office:value-type="float" office:value="105" calcext:value-type="float">
            <text:p>105</text:p>
          </table:table-cell>
          <table:table-cell office:value-type="float" office:value="25.6987398678536" calcext:value-type="float">
            <text:p>25.698739867853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800" calcext:value-type="float">
            <text:p>13800</text:p>
          </table:table-cell>
          <table:table-cell office:value-type="float" office:value="22.7038360077051" calcext:value-type="float">
            <text:p>22.7038360077051</text:p>
          </table:table-cell>
          <table:table-cell office:value-type="float" office:value="80" calcext:value-type="float">
            <text:p>80</text:p>
          </table:table-cell>
          <table:table-cell office:value-type="float" office:value="24.9243755474906" calcext:value-type="float">
            <text:p>24.924375547490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159" calcext:value-type="float">
            <text:p>12159</text:p>
          </table:table-cell>
          <table:table-cell office:value-type="float" office:value="22.9723019992548" calcext:value-type="float">
            <text:p>22.9723019992548</text:p>
          </table:table-cell>
          <table:table-cell office:value-type="float" office:value="105" calcext:value-type="float">
            <text:p>105</text:p>
          </table:table-cell>
          <table:table-cell office:value-type="float" office:value="26.0255438664599" calcext:value-type="float">
            <text:p>26.025543866459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710" calcext:value-type="float">
            <text:p>11710</text:p>
          </table:table-cell>
          <table:table-cell office:value-type="float" office:value="22.6390155267783" calcext:value-type="float">
            <text:p>22.6390155267783</text:p>
          </table:table-cell>
          <table:table-cell office:value-type="float" office:value="109" calcext:value-type="float">
            <text:p>109</text:p>
          </table:table-cell>
          <table:table-cell office:value-type="float" office:value="25.9526420900178" calcext:value-type="float">
            <text:p>25.95264209001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622" calcext:value-type="float">
            <text:p>14622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0929031774399" calcext:value-type="float">
            <text:p>26.0929031774399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394" calcext:value-type="float">
            <text:p>14394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2277216494983" calcext:value-type="float">
            <text:p>26.227721649498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627" calcext:value-type="float">
            <text:p>14627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3625401215567" calcext:value-type="float">
            <text:p>26.362540121556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395" calcext:value-type="float">
            <text:p>14395</text:p>
          </table:table-cell>
          <table:table-cell office:value-type="float" office:value="22.8572598480382" calcext:value-type="float">
            <text:p>22.8572598480382</text:p>
          </table:table-cell>
          <table:table-cell office:value-type="float" office:value="102" calcext:value-type="float">
            <text:p>102</text:p>
          </table:table-cell>
          <table:table-cell office:value-type="float" office:value="26.4973585936151" calcext:value-type="float">
            <text:p>26.497358593615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622" calcext:value-type="float">
            <text:p>14622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4791425599214" calcext:value-type="float">
            <text:p>26.479142559921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4621" calcext:value-type="float">
            <text:p>14621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6086740330756" calcext:value-type="float">
            <text:p>26.6086740330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21" calcext:value-type="float">
            <text:p>14621</text:p>
          </table:table-cell>
          <table:table-cell office:value-type="float" office:value="22.8522613116051" calcext:value-type="float">
            <text:p>22.8522613116051</text:p>
          </table:table-cell>
          <table:table-cell office:value-type="float" office:value="98" calcext:value-type="float">
            <text:p>98</text:p>
          </table:table-cell>
          <table:table-cell office:value-type="float" office:value="26.7382055062297" calcext:value-type="float">
            <text:p>26.738205506229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1927" calcext:value-type="float">
            <text:p>11927</text:p>
          </table:table-cell>
          <table:table-cell office:value-type="float" office:value="22.8715240908458" calcext:value-type="float">
            <text:p>22.8715240908458</text:p>
          </table:table-cell>
          <table:table-cell office:value-type="float" office:value="81" calcext:value-type="float">
            <text:p>81</text:p>
          </table:table-cell>
          <table:table-cell office:value-type="float" office:value="26.1904376529895" calcext:value-type="float">
            <text:p>26.190437652989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600" calcext:value-type="float">
            <text:p>14600</text:p>
          </table:table-cell>
          <table:table-cell office:value-type="float" office:value="22.8715240908458" calcext:value-type="float">
            <text:p>22.8715240908458</text:p>
          </table:table-cell>
          <table:table-cell office:value-type="float" office:value="81" calcext:value-type="float">
            <text:p>81</text:p>
          </table:table-cell>
          <table:table-cell office:value-type="float" office:value="26.2974993808006" calcext:value-type="float">
            <text:p>26.297499380800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4861" calcext:value-type="float">
            <text:p>14861</text:p>
          </table:table-cell>
          <table:table-cell office:value-type="float" office:value="23.1525168779361" calcext:value-type="float">
            <text:p>23.1525168779361</text:p>
          </table:table-cell>
          <table:table-cell office:value-type="float" office:value="72" calcext:value-type="float">
            <text:p>72</text:p>
          </table:table-cell>
          <table:table-cell office:value-type="float" office:value="26.2929942270614" calcext:value-type="float">
            <text:p>26.2929942270614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8735" calcext:value-type="float">
            <text:p>18735</text:p>
          </table:table-cell>
          <table:table-cell office:value-type="float" office:value="22.9029427854693" calcext:value-type="float">
            <text:p>22.9029427854693</text:p>
          </table:table-cell>
          <table:table-cell office:value-type="float" office:value="83" calcext:value-type="float">
            <text:p>83</text:p>
          </table:table-cell>
          <table:table-cell office:value-type="float" office:value="26.6329205124185" calcext:value-type="float">
            <text:p>26.632920512418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492" calcext:value-type="float">
            <text:p>14492</text:p>
          </table:table-cell>
          <table:table-cell office:value-type="float" office:value="23.1139438231268" calcext:value-type="float">
            <text:p>23.1139438231268</text:p>
          </table:table-cell>
          <table:table-cell office:value-type="float" office:value="81" calcext:value-type="float">
            <text:p>81</text:p>
          </table:table-cell>
          <table:table-cell office:value-type="float" office:value="26.8611042965149" calcext:value-type="float">
            <text:p>26.86110429651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1809" calcext:value-type="float">
            <text:p>11809</text:p>
          </table:table-cell>
          <table:table-cell office:value-type="float" office:value="23.1261692980197" calcext:value-type="float">
            <text:p>23.1261692980197</text:p>
          </table:table-cell>
          <table:table-cell office:value-type="float" office:value="70" calcext:value-type="float">
            <text:p>70</text:p>
          </table:table-cell>
          <table:table-cell office:value-type="float" office:value="26.456978607698" calcext:value-type="float">
            <text:p>26.45697860769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1117" calcext:value-type="float">
            <text:p>11117</text:p>
          </table:table-cell>
          <table:table-cell office:value-type="float" office:value="23.1234594306483" calcext:value-type="float">
            <text:p>23.1234594306483</text:p>
          </table:table-cell>
          <table:table-cell office:value-type="float" office:value="62" calcext:value-type="float">
            <text:p>62</text:p>
          </table:table-cell>
          <table:table-cell office:value-type="float" office:value="26.1555533022364" calcext:value-type="float">
            <text:p>26.155553302236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4374" calcext:value-type="float">
            <text:p>14374</text:p>
          </table:table-cell>
          <table:table-cell office:value-type="float" office:value="23.1489298194321" calcext:value-type="float">
            <text:p>23.1489298194321</text:p>
          </table:table-cell>
          <table:table-cell office:value-type="float" office:value="74" calcext:value-type="float">
            <text:p>74</text:p>
          </table:table-cell>
          <table:table-cell office:value-type="float" office:value="26.8656900491207" calcext:value-type="float">
            <text:p>26.865690049120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1691" calcext:value-type="float">
            <text:p>11691</text:p>
          </table:table-cell>
          <table:table-cell office:value-type="float" office:value="23.1595338050405" calcext:value-type="float">
            <text:p>23.1595338050405</text:p>
          </table:table-cell>
          <table:table-cell office:value-type="float" office:value="64" calcext:value-type="float">
            <text:p>64</text:p>
          </table:table-cell>
          <table:table-cell office:value-type="float" office:value="26.4586211212932" calcext:value-type="float">
            <text:p>26.4586211212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19" calcext:value-type="float">
            <text:p>12719</text:p>
          </table:table-cell>
          <table:table-cell office:value-type="float" office:value="23.1985150511313" calcext:value-type="float">
            <text:p>23.1985150511313</text:p>
          </table:table-cell>
          <table:table-cell office:value-type="float" office:value="88" calcext:value-type="float">
            <text:p>88</text:p>
          </table:table-cell>
          <table:table-cell office:value-type="float" office:value="27.8510740868723" calcext:value-type="float">
            <text:p>27.8510740868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3:28:10.840515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5T13:28:22.964552267</dc:date>
    <meta:editing-duration>PT3M31S</meta:editing-duration>
    <meta:editing-cycles>3</meta:editing-cycles>
    <meta:generator>LibreOffice/6.0.7.3$Linux_X86_64 LibreOffice_project/00m0$Build-3</meta:generator>
    <meta:document-statistic meta:table-count="1" meta:cell-count="1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2cm" svg:height="6.057cm" xlink:href=".." xlink:type="simple" chart:class="chart:line" chart:style-name="ch1">
        <chart:title svg:x="5.639cm" svg:y="0.257cm" chart:style-name="ch2">
          <text:p>Ecoli 20</text:p>
        </chart:title>
        <chart:legend chart:legend-position="end" svg:x="10.286cm" svg:y="2.729cm" style:legend-expansion="high" chart:style-name="ch3"/>
        <chart:plot-area chart:style-name="ch4" table:cell-range-address="lambdaCompEcoli20.A1:lambdaCompEcoli20.B36" chart:data-source-has-labels="both" svg:x="0.26cm" svg:y="1.157cm" svg:width="9.766cm" svg:height="4.779cm">
          <chartooo:coordinate-region svg:x="1.437cm" svg:y="1.336cm" svg:width="8.589cm" svg:height="3.714cm"/>
          <chart:axis chart:dimension="x" chart:name="primary-x" chart:style-name="ch5" chartooo:axis-type="auto">
            <chartooo:date-scale/>
            <chart:categories table:cell-range-address="lambdaCompEcoli20.A1:lambdaCompEcoli2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20.B1:lambdaCompEcoli20.B36" loext:label-string="iterations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20.A1:lambdaCompEcoli20.A36</svg:desc>
                </draw:g>
              </table:table-cell>
              <table:table-cell office:value-type="float" office:value="23958">
                <text:p>23958</text:p>
                <draw:g>
                  <svg:desc>lambdaCompEcoli20.B1:lambdaCompEcoli20.B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3289">
                <text:p>1328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2126">
                <text:p>2212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2796">
                <text:p>1279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179">
                <text:p>1717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9491">
                <text:p>1949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3288">
                <text:p>13288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3999">
                <text:p>1399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2215">
                <text:p>1221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4734">
                <text:p>14734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1685">
                <text:p>116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2159">
                <text:p>12159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394">
                <text:p>1439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627">
                <text:p>1462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4395">
                <text:p>1439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621">
                <text:p>1462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4861">
                <text:p>148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8735">
                <text:p>187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4492">
                <text:p>1449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1809">
                <text:p>11809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4374">
                <text:p>143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719">
                <text:p>12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47cm" svg:height="7.757cm" xlink:href=".." xlink:type="simple" chart:class="chart:line" chart:style-name="ch1">
        <chart:title svg:x="5.646cm" svg:y="0.291cm" chart:style-name="ch2">
          <text:p>Ecoli 20</text:p>
        </chart:title>
        <chart:legend chart:legend-position="end" svg:x="10.407cm" svg:y="3.579cm" style:legend-expansion="high" chart:style-name="ch3"/>
        <chart:plot-area chart:style-name="ch4" table:cell-range-address="lambdaCompEcoli20.A1:lambdaCompEcoli20.A36 lambdaCompEcoli20.C1:lambdaCompEcoli20.C36" chart:data-source-has-labels="both" svg:x="0.26cm" svg:y="1.225cm" svg:width="9.887cm" svg:height="6.377cm">
          <chartooo:coordinate-region svg:x="0.881cm" svg:y="1.404cm" svg:width="9.266cm" svg:height="5.312cm"/>
          <chart:axis chart:dimension="x" chart:name="primary-x" chart:style-name="ch5" chartooo:axis-type="auto">
            <chartooo:date-scale/>
            <chart:categories table:cell-range-address="lambdaCompEcoli20.A1:lambdaCompEcoli2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20.C1:lambdaCompEcoli20.C36" loext:label-string="distance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20.A1:lambdaCompEcoli20.A36</svg:desc>
                </draw:g>
              </table:table-cell>
              <table:table-cell office:value-type="float" office:value="18.5923277372644">
                <text:p>18.5923277372644</text:p>
                <draw:g>
                  <svg:desc>lambdaCompEcoli20.C1:lambdaCompEcoli20.C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8.8331505927639">
                <text:p>18.833150592763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.1505752519072">
                <text:p>21.150575251907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.1772909586974">
                <text:p>20.177290958697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1.6969782229802">
                <text:p>21.69697822298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9479517097999">
                <text:p>21.947951709799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21.9265970315602">
                <text:p>21.926597031560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21.9123391663698">
                <text:p>21.912339166369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2.6591829084589">
                <text:p>22.6591829084589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2.1496800921999">
                <text:p>22.149680092199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2.6873314489953">
                <text:p>22.6873314489953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22.7595407581055">
                <text:p>22.759540758105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22.6542462718782">
                <text:p>22.654246271878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22.77795472271">
                <text:p>22.7779547227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22.6869591547322">
                <text:p>22.68695915473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.9230654431217">
                <text:p>22.9230654431217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2.7038360077051">
                <text:p>22.7038360077051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2.9723019992548">
                <text:p>22.972301999254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22.6390155267783">
                <text:p>22.639015526778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22.8572598480382">
                <text:p>22.857259848038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8522613116051">
                <text:p>22.8522613116051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22.8715240908458">
                <text:p>22.8715240908458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22.8715240908458">
                <text:p>22.871524090845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23.1525168779361">
                <text:p>23.152516877936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22.9029427854693">
                <text:p>22.902942785469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3.1139438231268">
                <text:p>23.1139438231268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23.1261692980197">
                <text:p>23.126169298019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23.1234594306483">
                <text:p>23.1234594306483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23.1489298194321">
                <text:p>23.1489298194321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23.1595338050405">
                <text:p>23.15953380504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1985150511313">
                <text:p>23.1985150511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45cm" svg:height="7.385cm" xlink:href=".." xlink:type="simple" chart:class="chart:line" chart:style-name="ch1">
        <chart:title svg:x="5.845cm" svg:y="0.283cm" chart:style-name="ch2">
          <text:p>Ecoli 20</text:p>
        </chart:title>
        <chart:legend chart:legend-position="end" svg:x="10.381cm" svg:y="3.393cm" style:legend-expansion="high" chart:style-name="ch3"/>
        <chart:plot-area chart:style-name="ch4" table:cell-range-address="lambdaCompEcoli20.A1:lambdaCompEcoli20.A36 lambdaCompEcoli20.D1:lambdaCompEcoli20.D36" chart:data-source-has-labels="both" svg:x="0.268cm" svg:y="1.209cm" svg:width="9.845cm" svg:height="6.029cm">
          <chartooo:coordinate-region svg:x="1.075cm" svg:y="1.388cm" svg:width="9.038cm" svg:height="4.964cm"/>
          <chart:axis chart:dimension="x" chart:name="primary-x" chart:style-name="ch5" chartooo:axis-type="auto">
            <chartooo:date-scale/>
            <chart:categories table:cell-range-address="lambdaCompEcoli20.A1:lambdaCompEcoli20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Ecoli20.D1:lambdaCompEcoli20.D36" loext:label-string="infeasibility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feasibility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Ecoli20.A1:lambdaCompEcoli20.A36</svg:desc>
                </draw:g>
              </table:table-cell>
              <table:table-cell office:value-type="float" office:value="563">
                <text:p>563</text:p>
                <draw:g>
                  <svg:desc>lambdaCompEcoli20.D1:lambdaCompEcoli20.D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